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tandard-title">
      <style:graphic-properties fo:min-height="3.506cm"/>
    </style:style>
    <style:style style:name="pr2" style:family="presentation" style:parent-style-name="Standard-outline1">
      <style:graphic-properties fo:min-height="11.93cm"/>
    </style:style>
    <style:style style:name="pr3" style:family="presentation" style:parent-style-name="Standard-notes">
      <style:graphic-properties draw:fill-color="#ffffff" fo:min-height="13.364cm"/>
    </style:style>
    <style:style style:name="pr4" style:family="presentation" style:parent-style-name="Standard-outline1">
      <style:graphic-properties fo:min-height="11.929cm"/>
    </style:style>
    <style:style style:name="P1" style:family="paragraph">
      <style:text-properties fo:font-size="20pt"/>
    </style:style>
    <style:style style:name="P2" style:family="paragraph">
      <style:paragraph-properties fo:text-align="star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draw:frame presentation:style-name="pr1" draw:layer="layout" svg:width="25.199cm" svg:height="3.506cm" svg:x="1.4cm" svg:y="0.837cm" presentation:class="title">
          <draw:text-box>
            <text:p>Récupérer le tutoriel</text:p>
          </draw:text-box>
        </draw:frame>
        <draw:frame presentation:style-name="pr2" draw:layer="layout" svg:width="24.639cm" svg:height="12.18cm" svg:x="1.4cm" svg:y="4.914cm" presentation:class="outline">
          <draw:text-box>
            <text:list text:style-name="L2">
              <text:list-item>
                <text:p><text:a xlink:href="https://github.com/bdoin/jinja2-tutorial" xlink:type="simple">https://github.com/bdoin/jinja2-tutorial</text:a></text:p>
              </text:list-item>
              <text:list-item>
                <text:p>Installer python</text:p>
              </text:list-item>
              <text:list-item>
                <text:p>Installer jinja2</text:p>
              </text:list-item>
              <text:list-item>
                <text:p>Installer pybabel</text:p>
              </text:list-item>
            </text:list>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draw:frame presentation:style-name="pr1" draw:layer="layout" svg:width="25.199cm" svg:height="3.506cm" svg:x="1.4cm" svg:y="0.837cm" presentation:class="title">
          <draw:text-box>
            <text:p>Historique du site gcompris.net</text:p>
          </draw:text-box>
        </draw:frame>
        <draw:frame presentation:style-name="pr4" draw:layer="layout" svg:width="24.639cm" svg:height="12.179cm" svg:x="1.761cm" svg:y="5.2cm" presentation:class="outline" presentation:user-transformed="true">
          <draw:text-box>
            <text:list text:style-name="L2">
              <text:list-item>
                <text:p text:style-name="P2"><text:s/>Site crée en 2003 avec le CMS SPIP</text:p>
              </text:list-item>
              <text:list-item>
                <text:p text:style-name="P2"><text:s/>Difficultés avec les traductions</text:p>
              </text:list-item>
              <text:list-item>
                <text:p text:style-name="P2"><text:s/>Difficulté pour les copies d'écra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1">
        <draw:frame presentation:style-name="pr1" draw:layer="layout" svg:width="25.199cm" svg:height="3.506cm" svg:x="1.4cm" svg:y="0.837cm" presentation:class="title">
          <draw:text-box>
            <text:p>Que choisir</text:p>
          </draw:text-box>
        </draw:frame>
        <draw:frame presentation:style-name="pr4" draw:layer="layout" svg:width="24.639cm" svg:height="12.179cm" svg:x="1.4cm" svg:y="4.914cm" presentation:class="outline">
          <draw:text-box>
            <text:list text:style-name="L2">
              <text:list-item>
                <text:p>Se rapprocher du modèle de développement de GCompris</text:p>
              </text:list-item>
              <text:list-item>
                <text:p>Utilisation des fichiers .po pour la traduction</text:p>
              </text:list-item>
              <text:list-item>
                <text:p>Langage python</text:p>
              </text:list-item>
              <text:list-item>
                <text:p>Site statique</text:p>
              </text:list-item>
              <text:list-item>
                <text:p>Génération du site avec un make</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1">
        <draw:frame presentation:style-name="pr1" draw:layer="layout" svg:width="25.199cm" svg:height="3.506cm" svg:x="1.4cm" svg:y="0.837cm" presentation:class="title">
          <draw:text-box>
            <text:p>Python</text:p>
          </draw:text-box>
        </draw:frame>
        <draw:frame presentation:style-name="pr4" draw:layer="layout" svg:width="24.639cm" svg:height="12.179cm" svg:x="1.4cm" svg:y="4.914cm" presentation:class="outline">
          <draw:text-box>
            <text:list text:style-name="L2">
              <text:list-item>
                <text:p>Choix de Python car c'est utilisé dans Gcompris</text:p>
              </text:list-item>
              <text:list-item>
                <text:p>Mais nécessite un système de template pour séparer la logique et la mise en forme</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1">
        <draw:frame presentation:style-name="pr1" draw:layer="layout" svg:width="25.199cm" svg:height="3.506cm" svg:x="1.4cm" svg:y="0.837cm" presentation:class="title">
          <draw:text-box>
            <text:p>Jinja2</text:p>
          </draw:text-box>
        </draw:frame>
        <draw:frame presentation:style-name="pr4" draw:layer="layout" svg:width="24.639cm" svg:height="12.179cm" svg:x="1.4cm" svg:y="4.914cm" presentation:class="outline">
          <draw:text-box>
            <text:list text:style-name="L2">
              <text:list-item>
                <text:p>Moteur de template basé python</text:p>
              </text:list-item>
              <text:list-item>
                <text:p>Très puissant et bien documenté</text:p>
              </text:list-item>
              <text:list-item>
                <text:p>Permet les traductions via gettext </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Standard" presentation:presentation-page-layout-name="AL1T1">
        <draw:frame presentation:style-name="pr1" draw:layer="layout" svg:width="25.199cm" svg:height="3.506cm" svg:x="1.4cm" svg:y="0.837cm" presentation:class="title">
          <draw:text-box>
            <text:p>Hello Jinja2</text:p>
          </draw:text-box>
        </draw:frame>
        <draw:frame presentation:style-name="pr2" draw:layer="layout" svg:width="24.639cm" svg:height="12.18cm" svg:x="1.4cm" svg:y="4.914cm" presentation:class="outline" presentation:user-transformed="true">
          <draw:text-box>
            <text:list text:style-name="L2">
              <text:list-item>
                <text:p>#!/usr/bin/python</text:p>
              </text:list-item>
              <text:list-item>
                <text:p>import jinja2</text:p>
              </text:list-item>
              <text:list-item>
                <text:p>from jinja2 import Template</text:p>
              </text:list-item>
              <text:list-item>
                <text:p>template = Template('Hello {{ name }}!')</text:p>
              </text:list-item>
              <text:list-item>
                <text:p>print template.render(name='Toulibre')</text:p>
              </text:list-item>
            </text:list>
          </draw:text-box>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1">
        <draw:frame presentation:style-name="pr1" draw:layer="layout" svg:width="25.199cm" svg:height="3.506cm" svg:x="1.4cm" svg:y="0.837cm" presentation:class="title">
          <draw:text-box>
            <text:p>Héritage Jinja2</text:p>
          </draw:text-box>
        </draw:frame>
        <draw:frame presentation:style-name="pr2" draw:layer="layout" svg:width="24.639cm" svg:height="12.18cm" svg:x="1.4cm" svg:y="4.914cm" presentation:class="outline">
          <draw:text-box>
            <text:list text:style-name="L2">
              <text:list-item>
                <text:p>Il est possible de créer un gabarit de base qui définit des blocs cibles.</text:p>
              </text:list-item>
              <text:list-item>
                <text:p>Un gabarit peut en étendre un autre et remplir les blocs cibles.</text:p>
              </text:list-item>
            </text:list>
          </draw:text-box>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1">
        <draw:frame presentation:style-name="pr1" draw:layer="layout" svg:width="25.199cm" svg:height="3.506cm" svg:x="1.4cm" svg:y="0.837cm" presentation:class="title">
          <draw:text-box>
            <text:p>Site adaptatif</text:p>
          </draw:text-box>
        </draw:frame>
        <draw:frame presentation:style-name="pr4" draw:layer="layout" svg:width="24.639cm" svg:height="12.179cm" svg:x="1.4cm" svg:y="4.914cm" presentation:class="outline" presentation:user-transformed="true">
          <draw:text-box>
            <text:list text:style-name="L2">
              <text:list-item>
                <text:p>Pour avoir un affichage optimal en fonction de la taille d'écran du visiteur</text:p>
              </text:list-item>
              <text:list-item>
                <text:p>Choix évident de partir sur bootstrap</text:p>
              </text:list-item>
            </text:list>
          </draw:text-box>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1">
        <draw:frame presentation:style-name="pr1" draw:layer="layout" svg:width="25.199cm" svg:height="3.506cm" svg:x="1.4cm" svg:y="0.837cm" presentation:class="title">
          <draw:text-box>
            <text:p>Twitter Bootstrap</text:p>
          </draw:text-box>
        </draw:frame>
        <draw:frame presentation:style-name="pr2" draw:layer="layout" svg:width="24.639cm" svg:height="12.18cm" svg:x="1.4cm" svg:y="4.914cm" presentation:class="outline" presentation:user-transformed="true">
          <draw:text-box>
            <text:list text:style-name="L2">
              <text:list-item>
                <text:p>Twitter Bootstrap est une collection d'outils utile à la création de sites web et applications web.</text:p>
              </text:list-item>
              <text:list-item>
                <text:p>C'est un ensemble qui contient des codes HTML et CSS, des formulaires, boutons, outils de navigation et autres éléments interactifs, ainsi que des extensions JavaScript en option. C'est l'un des projets les plus populaires sur la plate-forme de gestion de développement GitHub.</text:p>
              </text:list-item>
              <text:list-item>
                <text:p>Cette plate-forme a été conçue par deux développeurs faisant partie de la mouvance de développeurs qui gravitent autour de Twitter, Mark Otto et Jacob Thornton (@mdo et @fat).</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1">
        <draw:frame presentation:style-name="pr1" draw:layer="layout" svg:width="25.199cm" svg:height="3.506cm" svg:x="1.4cm" svg:y="0.837cm" presentation:class="title">
          <draw:text-box>
            <text:p>La grille Bootstrap</text:p>
          </draw:text-box>
        </draw:frame>
        <draw:frame presentation:style-name="pr2" draw:layer="layout" svg:width="24.639cm" svg:height="12.18cm" svg:x="1.4cm" svg:y="4.914cm" presentation:class="outline">
          <draw:text-box>
            <text:list text:style-name="L2">
              <text:list-item>
                <text:p><text:a xlink:href="http://getbootstrap.com/css/#grid" xlink:type="simple">http://getbootstrap.com/css/#grid</text:a></text:p>
              </text:list-item>
              <text:list-item>
                <text:p>Basé sur une grille de 12 colonnes qui s'adaptent à la taille de l'écran.</text:p>
              </text:list-item>
              <text:list-item>
                <text:p>Le développeur spécifie pour chaque contenu le nombre de colonne à utiliser.</text:p>
              </text:list-item>
              <text:list-item>
                <text:p>Il peut spécifier un nombre différent selon la largeur de l'écran du visiteur.</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1">
        <draw:frame presentation:style-name="pr1" draw:layer="layout" svg:width="25.199cm" svg:height="3.506cm" svg:x="1.4cm" svg:y="0.837cm" presentation:class="title">
          <draw:text-box>
            <text:p>I18N avec pybabel</text:p>
          </draw:text-box>
        </draw:frame>
        <draw:frame presentation:style-name="pr2" draw:layer="layout" svg:width="24.639cm" svg:height="12.18cm" svg:x="1.4cm" svg:y="4.914cm" presentation:class="outline">
          <draw:text-box>
            <text:list text:style-name="L2">
              <text:list-item>
                <text:p>Pybabel permet d'extraire les chaînes marquées avec {% trans %}Hello{% endtrans %} dans les gabarits</text:p>
              </text:list-item>
              <text:list-item>
                <text:p>Ou marquées avec _('Hello') dans votre code python</text:p>
              </text:list-item>
              <text:list-item>
                <text:p>Créer un fichier babel.cfg pour lister les fichiers à traduire</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fr" fo:country="FR"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runo Coudoin</meta:initial-creator>
    <meta:creation-date>2013-09-25T18:17:05</meta:creation-date>
    <dc:date>2013-10-14T00:45:26</dc:date>
    <dc:creator>Bruno Coudoin</dc:creator>
    <meta:editing-duration>PT1H34M43S</meta:editing-duration>
    <meta:editing-cycles>16</meta:editing-cycles>
    <meta:generator>LibreOffice/3.5$Linux_X86_64 LibreOffice_project/350m1$Build-2</meta:generator>
    <meta:document-statistic meta:object-count="65"/>
  </office:meta>
</office:document-meta>
</file>